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color="#FF0000" fo:language="en" fo:country="US"/>
    </style:style>
  </office:automatic-styles>
  <office:body>
    <office:text text:use-soft-page-breaks="true">
      <text:p text:style-name="P1">Task 1</text:p>
      <text:p text:style-name="P2">General functionality covered.</text:p>
      <text:p text:style-name="P3">I see nowhere the texts of the posts.</text:p>
      <text:p text:style-name="P4">Time of the comments missing. Missing intervals in the comments first line.</text:p>
      <text:p text:style-name="P5">Task 2</text:p>
      <text:p text:style-name="P6">Edit and Add Movie not functional.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ya Dimitrova</meta:initial-creator>
    <dc:creator>Milya Dimitrova</dc:creator>
    <meta:creation-date>2021-11-19T18:01:00Z</meta:creation-date>
    <dc:date>2021-11-19T18:16:00Z</dc:date>
    <meta:template xlink:href="Normal" xlink:type="simple"/>
    <meta:editing-cycles>3</meta:editing-cycles>
    <meta:editing-duration>PT900S</meta:editing-duration>
    <meta:document-statistic meta:page-count="1" meta:paragraph-count="1" meta:word-count="29" meta:character-count="195" meta:row-count="1" meta:non-whitespace-character-count="167"/>
  </office:meta>
</office:document-meta>
</file>